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57240" officeooo:paragraph-rsid="00057240"/>
    </style:style>
    <style:style style:name="P2" style:family="paragraph" style:parent-style-name="Subtitle">
      <style:text-properties fo:font-size="14pt" officeooo:rsid="00057240" officeooo:paragraph-rsid="00057240" style:font-size-asian="14pt" style:font-size-complex="14pt"/>
    </style:style>
    <style:style style:name="P3" style:family="paragraph" style:parent-style-name="Text_20_body">
      <style:text-properties officeooo:rsid="00057240" officeooo:paragraph-rsid="00057240"/>
    </style:style>
    <style:style style:name="P4" style:family="paragraph" style:parent-style-name="Text_20_body">
      <style:text-properties fo:font-size="14pt" officeooo:rsid="00057240" officeooo:paragraph-rsid="00057240" style:font-size-asian="14pt" style:font-size-complex="14pt"/>
    </style:style>
    <style:style style:name="P5" style:family="paragraph" style:parent-style-name="Text_20_body">
      <style:text-properties officeooo:paragraph-rsid="00057240"/>
    </style:style>
    <style:style style:name="P6" style:family="paragraph" style:parent-style-name="Text_20_body">
      <style:paragraph-properties fo:text-align="justify" style:justify-single-word="false"/>
      <style:text-properties style:font-name="FreeSans" officeooo:rsid="00057240" officeooo:paragraph-rsid="00057240"/>
    </style:style>
    <style:style style:name="P7" style:family="paragraph" style:parent-style-name="Text_20_body">
      <style:text-properties style:font-name="FreeSans" officeooo:rsid="00057240" officeooo:paragraph-rsid="00057240"/>
    </style:style>
    <style:style style:name="P8" style:family="paragraph" style:parent-style-name="Text_20_body">
      <style:text-properties style:font-name="FreeSans" officeooo:rsid="00070552" officeooo:paragraph-rsid="00070552"/>
    </style:style>
    <style:style style:name="P9" style:family="paragraph" style:parent-style-name="Text_20_body">
      <style:text-properties officeooo:paragraph-rsid="00070552"/>
    </style:style>
    <style:style style:name="P10" style:family="paragraph" style:parent-style-name="Title">
      <style:text-properties officeooo:rsid="00057240" officeooo:paragraph-rsid="00057240"/>
    </style:style>
    <style:style style:name="P11" style:family="paragraph" style:parent-style-name="Heading_20_1">
      <style:text-properties officeooo:rsid="00057240" officeooo:paragraph-rsid="00057240"/>
    </style:style>
    <style:style style:name="P12" style:family="paragraph" style:parent-style-name="Heading_20_1">
      <style:text-properties officeooo:paragraph-rsid="00070552"/>
    </style:style>
    <style:style style:name="P13" style:family="paragraph" style:parent-style-name="Heading_20_1">
      <style:paragraph-properties fo:break-before="page"/>
      <style:text-properties officeooo:rsid="00057240" officeooo:paragraph-rsid="00057240"/>
    </style:style>
    <style:style style:name="P14" style:family="paragraph" style:parent-style-name="Heading_20_2">
      <style:text-properties officeooo:rsid="00057240" officeooo:paragraph-rsid="00057240"/>
    </style:style>
    <style:style style:name="P15" style:family="paragraph" style:parent-style-name="Heading_20_2">
      <style:text-properties officeooo:rsid="00070552" officeooo:paragraph-rsid="00070552"/>
    </style:style>
    <style:style style:name="P16" style:family="paragraph" style:parent-style-name="Text_20_body" style:list-style-name="L1">
      <style:text-properties style:font-name="FreeSans" officeooo:rsid="00057240" officeooo:paragraph-rsid="00057240"/>
    </style:style>
    <style:style style:name="P17" style:family="paragraph" style:parent-style-name="Text_20_body" style:list-style-name="L2">
      <style:text-properties style:font-name="FreeSans" officeooo:rsid="00057240" officeooo:paragraph-rsid="00057240"/>
    </style:style>
    <style:style style:name="P18" style:family="paragraph" style:parent-style-name="Text_20_body" style:list-style-name="L3">
      <style:text-properties style:font-name="FreeSans" officeooo:rsid="00057240" officeooo:paragraph-rsid="00057240"/>
    </style:style>
    <style:style style:name="P19" style:family="paragraph" style:parent-style-name="Text_20_body" style:list-style-name="L4">
      <style:text-properties style:font-name="FreeSans" officeooo:rsid="00057240" officeooo:paragraph-rsid="00057240"/>
    </style:style>
    <style:style style:name="P20" style:family="paragraph" style:parent-style-name="Text_20_body" style:list-style-name="L5">
      <style:text-properties style:font-name="FreeSans" officeooo:rsid="00070552" officeooo:paragraph-rsid="00070552"/>
    </style:style>
    <style:style style:name="T1" style:family="text">
      <style:text-properties officeooo:rsid="000705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0"/>
      <text:p text:style-name="P10"/>
      <text:p text:style-name="P10"/>
      <text:p text:style-name="P10">Projekt Wetter-App</text:p>
      <text:p text:style-name="P1">Simon Löschke </text:p>
      <text:p text:style-name="P2">2 ABIT Wintersemester 2021</text:p>
      <text:p text:style-name="P4"/>
      <text:p text:style-name="P4"/>
      <text:p text:style-name="P4"/>
      <text:p text:style-name="P4"/>
      <text:h text:style-name="P13" text:outline-level="1">Projektidee</text:h>
      <text:p text:style-name="P6"/>
      <text:p text:style-name="P6">Entwickelt werden soll eine WebApp, die aktuelle Wetterinformationen je nach Standort angeben soll. Außerdem soll die App jeweils eigene Wetterbeobachtungen eintragen und mit anderen berechtigten Nutzern teilen können.</text:p>
      <text:p text:style-name="P5"/>
      <text:h text:style-name="P11" text:outline-level="1">Projektplanung</text:h>
      <text:p text:style-name="P5"/>
      <text:p text:style-name="P7">Das Projekt ist in vier Arbeitspakete eingeteilt: </text:p>
      <text:p text:style-name="P7"/>
      <text:list xml:id="list1242594933" text:style-name="L1">
        <text:list-item>
          <text:p text:style-name="P16">App-Konzeption</text:p>
        </text:list-item>
        <text:list-item>
          <text:p text:style-name="P16">Backend-Entwicklung</text:p>
        </text:list-item>
        <text:list-item>
          <text:p text:style-name="P16">Frontend-Entwicklung</text:p>
        </text:list-item>
        <text:list-item>
          <text:p text:style-name="P16">Testing und Deployment</text:p>
        </text:list-item>
      </text:list>
      <text:p text:style-name="P7"/>
      <text:p text:style-name="P7">Jedes Paket hat einen Umfang von 1-2 Mannarbeitstagen.</text:p>
      <text:p text:style-name="P7"/>
      <text:h text:style-name="P14" text:outline-level="2">1. App-Konzeption</text:h>
      <text:p text:style-name="P5"/>
      <text:list xml:id="list1781660249" text:style-name="L2">
        <text:list-item>
          <text:p text:style-name="P17">Spezifizieren der Anforderungen</text:p>
        </text:list-item>
        <text:list-item>
          <text:p text:style-name="P17">Finden der APIs</text:p>
        </text:list-item>
        <text:list-item>
          <text:p text:style-name="P17">Festlegen der Technologien</text:p>
        </text:list-item>
        <text:list-item>
          <text:p text:style-name="P17">Verteilung der Zuständigkeiten</text:p>
        </text:list-item>
      </text:list>
      <text:p text:style-name="P3"/>
      <text:h text:style-name="P14" text:outline-level="2">2. Backend-Entwicklung</text:h>
      <text:p text:style-name="P5"/>
      <text:list xml:id="list1803486818" text:style-name="L3">
        <text:list-item>
          <text:p text:style-name="P18">Konzeption Backend</text:p>
        </text:list-item>
        <text:list-item>
          <text:p text:style-name="P18">Einbindung der API</text:p>
        </text:list-item>
        <text:list-item>
          <text:p text:style-name="P18">Serverkonfiguration</text:p>
        </text:list-item>
        <text:list-item>
          <text:p text:style-name="P18">Umsetzung laut Spezifikation</text:p>
        </text:list-item>
      </text:list>
      <text:p text:style-name="P7"/>
      <text:h text:style-name="P14" text:outline-level="2"><text:soft-page-break/>3. Frontend-Entwicklung</text:h>
      <text:p text:style-name="P5"/>
      <text:list xml:id="list107581181" text:style-name="L4">
        <text:list-item>
          <text:p text:style-name="P19">Entwicklung UX</text:p>
        </text:list-item>
        <text:list-item>
          <text:p text:style-name="P19">Umsetzung gemäß Spezifikation</text:p>
        </text:list-item>
      </text:list>
      <text:p text:style-name="P7"/>
      <text:h text:style-name="P15" text:outline-level="2">4. Testing und Deployment</text:h>
      <text:p text:style-name="P9"/>
      <text:list xml:id="list1951593906" text:style-name="L5">
        <text:list-item>
          <text:p text:style-name="P20">Errichten einer Feedbackschleife</text:p>
        </text:list-item>
        <text:list-item>
          <text:p text:style-name="P20">Sobald der Prototyp ein funktionsfähiges Produkt ist, Deployment.</text:p>
        </text:list-item>
      </text:list>
      <text:p text:style-name="P8"/>
      <text:p text:style-name="P8"/>
      <text:h text:style-name="P12" text:outline-level="1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09:54:41.374596491</meta:creation-date>
    <dc:date>2022-01-20T17:49:29.520445950</dc:date>
    <meta:editing-duration>PT2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28" meta:word-count="122" meta:character-count="912" meta:non-whitespace-character-count="832"/>
  </office:meta>
</office:document-meta>
</file>